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Arrowheads_20_3" draw:marker-start-width="0.275cm" draw:marker-end="Line_20_Arrow" draw:marker-end-width="0.2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Line_20_Arrow" draw:marker-end-width="0.2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4cm" draw:marker-end-width="0.274cm" draw:fill="solid" draw:fill-color="#c0c0c0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standard">
      <style:graphic-properties svg:stroke-width="0.05cm" draw:marker-start-width="0.275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8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011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solid" draw:fill-color="#ffffff" draw:textarea-horizontal-align="left" draw:auto-grow-height="true" draw:auto-grow-width="true" fo:min-height="0cm" fo:min-width="2.325cm" fo:padding-top="0.15cm" fo:padding-bottom="0.15cm" fo:padding-left="0.275cm" fo:padding-right="0.275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7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4cm"/>
    </style:style>
    <style:style style:name="gr14" style:family="graphic" style:parent-style-name="standard">
      <style:graphic-properties draw:stroke="dash" draw:stroke-dash="Ultrafine_20_Dashed"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Liberation Sans'" style:font-family-generic="swiss" style:font-pitch="variable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5" style:family="paragraph">
      <style:text-properties fo:font-family="'Liberation Sans'" style:font-family-generic="swiss" style:font-pitch="variable"/>
    </style:style>
    <style:style style:name="P6" style:family="paragraph">
      <style:text-properties fo:font-family="'Liberation Sans'" style:font-family-generic="swiss" style:font-pitch="variable" fo:font-size="8pt" style:font-size-asian="8pt" style:font-size-complex="8pt"/>
    </style:style>
    <style:style style:name="P7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402cm" svg:height="0.914cm" svg:x="17.014cm" svg:y="8.87cm">
          <text:p text:style-name="P1"><text:span text:style-name="T1">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4cm" svg:height="0.9cm" svg:x="17.015cm" svg:y="7.036cm">
          <text:p text:style-name="P1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4cm" svg:height="0.9cm" svg:x="19.15cm" svg:y="7.036cm">
          <text:p text:style-name="P1"><text:span text:style-name="T1">C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7.715cm" svg:y1="8.87cm" svg:x2="17.715cm" svg:y2="7.936cm" draw:start-shape="id1" draw:start-glue-point="0" draw:end-shape="id2" draw:end-glue-point="2" svg:d="m17715 8870v-934">
          <text:p/>
        </draw:connector>
        <draw:connector draw:style-name="gr3" draw:text-style-name="P3" draw:layer="layout" svg:x1="18.415cm" svg:y1="7.486cm" svg:x2="19.15cm" svg:y2="7.486cm" draw:start-shape="id2" draw:start-glue-point="1" draw:end-shape="id3" draw:end-glue-point="3" svg:d="m18415 7486h735">
          <text:p/>
        </draw:connector>
        <draw:g xml:id="id9" draw:id="id9">
          <draw:custom-shape draw:style-name="gr1" draw:text-style-name="P2" draw:layer="layout" svg:width="1.584cm" svg:height="1.039cm" svg:x="11.993cm" svg:y="7.586cm">
            <text:p text:style-name="P2"><text:span text:style-name="T1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3.087cm" svg:y="4.851cm"/>
            <draw:custom-shape draw:style-name="gr4" draw:text-style-name="P4" xml:id="id4" draw:id="id4" draw:layer="layout" svg:width="0.657cm" svg:height="0.741cm" svg:x="13.25cm" svg:y="7.735cm">
              <draw:glue-point draw:id="4" svg:x="-5.006cm" svg:y="-2.547cm"/>
              <draw:glue-point draw:id="5" svg:x="-5.006cm" svg:y="2.527cm"/>
              <draw:glue-point draw:id="6" svg:x="5.006cm" svg:y="-2.513cm"/>
              <draw:glue-point draw:id="7" svg:x="5.081cm" svg:y="2.554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3" draw:layer="layout" draw:type="line" svg:x1="13.25cm" svg:y1="7.917cm" svg:x2="13.906cm" svg:y2="7.919cm" draw:start-shape="id4" draw:start-glue-point="4" draw:end-shape="id4" draw:end-glue-point="6" svg:d="m13250 7917 656 2">
              <text:p/>
            </draw:connector>
            <draw:connector draw:style-name="gr5" draw:text-style-name="P3" draw:layer="layout" draw:type="line" svg:x1="13.907cm" svg:y1="8.294cm" svg:x2="13.25cm" svg:y2="8.292cm" draw:start-shape="id4" draw:start-glue-point="7" draw:end-shape="id4" draw:end-glue-point="5" svg:d="m13907 8294-657-2">
              <text:p/>
            </draw:connector>
          </draw:g>
          <draw:g>
            <draw:custom-shape draw:style-name="gr6" draw:text-style-name="P3" xml:id="id5" draw:id="id5" draw:layer="layout" svg:width="0.656cm" svg:height="0.739cm" svg:x="11.672cm" svg:y="7.736cm">
              <draw:glue-point draw:id="12" svg:x="-4.75cm" svg:y="-2.02cm"/>
              <draw:glue-point draw:id="13" svg:x="-4.479cm" svg:y="1.986cm"/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3" draw:layer="layout" svg:x1="11.689cm" svg:y1="7.956cm" svg:x2="11.707cm" svg:y2="8.251cm" draw:start-shape="id5" draw:start-glue-point="12" draw:end-shape="id5" draw:end-glue-point="13" svg:d="m11689 7956h-542v295h560">
              <text:p/>
            </draw:connector>
          </draw:g>
        </draw:g>
        <draw:g xml:id="id8" draw:id="id8">
          <draw:custom-shape draw:style-name="gr1" draw:text-style-name="P2" draw:layer="layout" svg:width="1.584cm" svg:height="1.039cm" svg:x="9.054cm" svg:y="7.586cm">
            <text:p text:style-name="P2"><text:span text:style-name="T1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lue-point draw:id="4" svg:x="3.087cm" svg:y="4.851cm"/>
            <draw:custom-shape draw:style-name="gr4" draw:text-style-name="P4" xml:id="id6" draw:id="id6" draw:layer="layout" svg:width="0.657cm" svg:height="0.741cm" svg:x="10.311cm" svg:y="7.735cm">
              <draw:glue-point draw:id="4" svg:x="-5.006cm" svg:y="-2.547cm"/>
              <draw:glue-point draw:id="5" svg:x="-5.006cm" svg:y="2.527cm"/>
              <draw:glue-point draw:id="6" svg:x="5.006cm" svg:y="-2.513cm"/>
              <draw:glue-point draw:id="7" svg:x="5.081cm" svg:y="2.554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3" draw:layer="layout" draw:type="line" svg:x1="10.311cm" svg:y1="7.917cm" svg:x2="10.967cm" svg:y2="7.919cm" draw:start-shape="id6" draw:start-glue-point="4" draw:end-shape="id6" draw:end-glue-point="6" svg:d="m10311 7917 656 2">
              <text:p/>
            </draw:connector>
            <draw:connector draw:style-name="gr5" draw:text-style-name="P3" draw:layer="layout" draw:type="line" svg:x1="10.968cm" svg:y1="8.294cm" svg:x2="10.311cm" svg:y2="8.292cm" draw:start-shape="id6" draw:start-glue-point="7" draw:end-shape="id6" draw:end-glue-point="5" svg:d="m10968 8294-657-2">
              <text:p/>
            </draw:connector>
          </draw:g>
        </draw:g>
        <draw:g xml:id="id10" draw:id="id10">
          <draw:custom-shape draw:style-name="gr1" draw:text-style-name="P2" draw:layer="layout" svg:width="1.584cm" svg:height="1.039cm" svg:x="14.936cm" svg:y="7.586cm">
            <text:p text:style-name="P2"><text:span text:style-name="T1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3" xml:id="id7" draw:id="id7" draw:layer="layout" svg:width="0.656cm" svg:height="0.739cm" svg:x="14.615cm" svg:y="7.736cm">
              <draw:glue-point draw:id="12" svg:x="-4.75cm" svg:y="-2.02cm"/>
              <draw:glue-point draw:id="13" svg:x="-4.479cm" svg:y="1.986cm"/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5" draw:text-style-name="P3" draw:layer="layout" svg:x1="14.632cm" svg:y1="7.956cm" svg:x2="14.65cm" svg:y2="8.251cm" draw:start-shape="id7" draw:start-glue-point="12" draw:end-shape="id7" draw:end-glue-point="13" svg:d="m14632 7956h-543v295h561">
              <text:p/>
            </draw:connector>
          </draw:g>
        </draw:g>
        <draw:connector draw:style-name="gr7" draw:text-style-name="P3" draw:layer="layout" draw:type="line" svg:x1="10.968cm" svg:y1="8.105cm" svg:x2="11.672cm" svg:y2="8.105cm" draw:start-shape="id8" draw:start-glue-point="1" svg:d="m10968 8105h704">
          <text:p/>
        </draw:connector>
        <draw:connector draw:style-name="gr7" draw:text-style-name="P3" draw:layer="layout" draw:type="line" svg:x1="13.907cm" svg:y1="8.105cm" svg:x2="14.615cm" svg:y2="8.105cm" draw:start-shape="id9" draw:start-glue-point="1" draw:end-shape="id10" draw:end-glue-point="3" svg:d="m13907 8105h708">
          <text:p/>
        </draw:connector>
        <draw:frame draw:style-name="gr8" draw:text-style-name="P6" xml:id="id11" draw:id="id11" draw:layer="layout" svg:width="3.418cm" svg:height="4.435cm" svg:x="18.579cm" svg:y="9.714cm">
          <draw:text-box>
            <text:p text:style-name="P5"><text:span text:style-name="T2">class C1 {</text:span></text:p>
            <text:p text:style-name="P5"><text:span text:style-name="T2"><text:s text:c="4"/>…</text:span></text:p>
            <text:p text:style-name="P5"><text:span text:style-name="T2"><text:s text:c="4"/></text:span><text:span text:style-name="T2">C2 c2;</text:span></text:p>
            <text:p text:style-name="P5"><text:span text:style-name="T2"><text:s text:c="4"/>…</text:span></text:p>
            <text:p text:style-name="P5"><text:span text:style-name="T2"><text:s text:c="4"/></text:span><text:span text:style-name="T2">void c1_behavior(){</text:span></text:p>
            <text:p text:style-name="P5"><text:span text:style-name="T2"><text:s text:c="8"/>…</text:span></text:p>
            <text:p text:style-name="P5"><text:span text:style-name="T2"><text:s text:c="8"/></text:span><text:span text:style-name="T2">c2.operation0(...);</text:span></text:p>
            <text:p text:style-name="P5"><text:span text:style-name="T2"><text:s text:c="8"/>…</text:span></text:p>
            <text:p text:style-name="P5"><text:span text:style-name="T2"><text:s text:c="8"/></text:span><text:span text:style-name="T2">c2.operation1(...);</text:span></text:p>
            <text:p text:style-name="P5"><text:span text:style-name="T2"><text:s text:c="8"/></text:span><text:span text:style-name="T2">...</text:span></text:p>
            <text:p text:style-name="P5"><text:span text:style-name="T2"><text:s text:c="4"/></text:span><text:span text:style-name="T2">}</text:span></text:p>
            <text:p text:style-name="P5"><text:span text:style-name="T2"><text:s text:c="4"/></text:span><text:span text:style-name="T2">...</text:span><text:span text:style-name="T2"><text:tab/></text:span></text:p>
            <text:p text:style-name="P5"><text:span text:style-name="T2">};</text:span></text:p>
          </draw:text-box>
        </draw:frame>
        <draw:frame draw:style-name="gr9" draw:text-style-name="P6" xml:id="id12" draw:id="id12" draw:layer="layout" svg:width="4.175cm" svg:height="4.435cm" svg:x="8.849cm" svg:y="9.533cm">
          <draw:text-box>
            <text:p text:style-name="P5"><text:span text:style-name="T2">SC_MODULE(C1) {</text:span></text:p>
            <text:p text:style-name="P5"><text:span text:style-name="T2"><text:s text:c="4"/>…</text:span></text:p>
            <text:p text:style-name="P5"><text:span text:style-name="T2"><text:s text:c="4"/></text:span><text:span text:style-name="T2">sc_port&lt;...&gt; *outport;</text:span></text:p>
            <text:p text:style-name="P5"><text:span text:style-name="T2"><text:s text:c="4"/>…</text:span></text:p>
            <text:p text:style-name="P5"><text:span text:style-name="T2"><text:s text:c="4"/></text:span><text:span text:style-name="T2">void c1_behavior(){</text:span></text:p>
            <text:p text:style-name="P5"><text:span text:style-name="T2"><text:s text:c="8"/>…</text:span></text:p>
            <text:p text:style-name="P5"><text:span text:style-name="T2"><text:s text:c="8"/></text:span><text:span text:style-name="T2">outport-&gt;operation0(...);</text:span></text:p>
            <text:p text:style-name="P5"><text:span text:style-name="T2"><text:s text:c="8"/>…</text:span></text:p>
            <text:p text:style-name="P5"><text:span text:style-name="T2"><text:s text:c="8"/></text:span><text:span text:style-name="T2">outport-&gt;operation1(...);</text:span></text:p>
            <text:p text:style-name="P5"><text:span text:style-name="T2"><text:s text:c="8"/></text:span><text:span text:style-name="T2">...</text:span></text:p>
            <text:p text:style-name="P5"><text:span text:style-name="T2"><text:s text:c="4"/></text:span><text:span text:style-name="T2">}</text:span></text:p>
            <text:p text:style-name="P5"><text:span text:style-name="T2"><text:s text:c="4"/></text:span><text:span text:style-name="T2">...</text:span><text:span text:style-name="T2"><text:tab/></text:span></text:p>
            <text:p text:style-name="P5"><text:span text:style-name="T2">};</text:span></text:p>
          </draw:text-box>
        </draw:frame>
        <draw:frame draw:style-name="gr10" draw:text-style-name="P6" draw:layer="layout" svg:width="3.621cm" svg:height="3.481cm" svg:x="12.876cm" svg:y="8.974cm">
          <draw:text-box>
            <text:p text:style-name="P5"><text:span text:style-name="T2">SC_MODULE(System) {</text:span></text:p>
            <text:p text:style-name="P5"><text:span text:style-name="T2"><text:s text:c="4"/>…</text:span></text:p>
            <text:p text:style-name="P5"><text:span text:style-name="T2"><text:s text:c="4"/></text:span><text:span text:style-name="T2">C1 *c1;</text:span></text:p>
            <text:p text:style-name="P5"><text:span text:style-name="T2"><text:s text:c="4"/></text:span><text:span text:style-name="T2">C2 *c2;</text:span></text:p>
            <text:p text:style-name="P5"><text:span text:style-name="T2"><text:s text:c="4"/></text:span><text:span text:style-name="T2">C3 *c3;</text:span></text:p>
            <text:p text:style-name="P5"><text:span text:style-name="T2"><text:s text:c="4"/>…</text:span></text:p>
            <text:p text:style-name="P5"><text:span text:style-name="T2"><text:s text:c="4"/></text:span><text:span text:style-name="T2">c1-&gt;outport(c2);</text:span></text:p>
            <text:p text:style-name="P5"><text:span text:style-name="T2"><text:s text:c="4"/></text:span><text:span text:style-name="T2">c2-&gt;outport(c3);</text:span></text:p>
            <text:p text:style-name="P5"><text:span text:style-name="T2"><text:s text:c="4"/></text:span><text:span text:style-name="T2">....</text:span></text:p>
            <text:p text:style-name="P5"><text:span text:style-name="T2">};</text:span></text:p>
          </draw:text-box>
        </draw:frame>
        <draw:line draw:style-name="gr11" draw:text-style-name="P3" draw:layer="layout" svg:x1="16.716cm" svg:y1="6.23cm" svg:x2="16.666cm" svg:y2="14.663cm">
          <text:p/>
        </draw:line>
        <draw:frame draw:style-name="gr12" draw:text-style-name="P7" draw:layer="layout" svg:width="1.527cm" svg:height="1.199cm" svg:x="12.005cm" svg:y="6.232cm">
          <draw:text-box>
            <text:p text:style-name="P5"><text:span text:style-name="T3">TLM</text:span></text:p>
          </draw:text-box>
        </draw:frame>
        <draw:frame draw:style-name="gr13" draw:text-style-name="P7" draw:layer="layout" svg:width="2.689cm" svg:height="0.725cm" svg:x="17.811cm" svg:y="6.232cm">
          <draw:text-box>
            <text:p text:style-name="P5"><text:span text:style-name="T3">OOP</text:span></text:p>
          </draw:text-box>
        </draw:frame>
        <draw:connector draw:style-name="gr14" draw:text-style-name="P1" draw:layer="layout" svg:x1="18.416cm" svg:y1="9.327cm" svg:x2="20.288cm" svg:y2="9.714cm" draw:start-shape="id1" draw:start-glue-point="1" draw:end-shape="id11" draw:end-glue-point="0" svg:d="m18416 9327h1872v387">
          <text:p/>
        </draw:connector>
        <draw:connector draw:style-name="gr14" draw:text-style-name="P3" draw:layer="layout" svg:x1="10.011cm" svg:y1="8.625cm" svg:x2="10.936cm" svg:y2="9.533cm" draw:start-shape="id8" draw:start-glue-point="2" draw:end-shape="id12" draw:end-glue-point="0" svg:d="m10011 8625v454h925v4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1241 2356" svg:d="m617 180-500 1000 500 1001 501-1001zm-10-180 634 1188-634 1168-607-117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go Mück</meta:initial-creator>
    <meta:creation-date>2011-01-28T14:48:19</meta:creation-date>
    <dc:date>2012-06-28T06:02:52</dc:date>
    <meta:editing-duration>PT5H1M4S</meta:editing-duration>
    <meta:editing-cycles>59</meta:editing-cycles>
    <meta:generator>LibreOffice/3.5$Linux_x86 LibreOffice_project/350m1$Build-2</meta:generator>
    <meta:print-date>2011-08-20T15:00:02</meta:print-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